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a885" officeooo:paragraph-rsid="0017a8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name is mehrab and I am software engineer at system limited company, my job duration is 2023 to 2024 and my total experience is almost 1 yea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18:39:05.754791333</meta:creation-date>
    <dc:date>2024-12-06T18:49:39.337908343</dc:date>
    <meta:editing-duration>PT23S</meta:editing-duration>
    <meta:editing-cycles>1</meta:editing-cycles>
    <meta:document-statistic meta:table-count="0" meta:image-count="0" meta:object-count="0" meta:page-count="1" meta:paragraph-count="1" meta:word-count="28" meta:character-count="144" meta:non-whitespace-character-count="117"/>
    <meta:generator>LibreOffice/7.3.7.2$Linux_X86_64 LibreOffice_project/30$Build-2</meta:generator>
  </office:meta>
</office:document-meta>
</file>